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5.328cm" svg:height="8.999cm" svg:x="0.072cm" svg:y="0.00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5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Loiseau</meta:initial-creator>
    <meta:creation-date>2015-04-02T11:10:21.75</meta:creation-date>
    <dc:date>2015-04-07T16:50:45.78</dc:date>
    <dc:creator>Julien Loiseau</dc:creator>
    <meta:editing-duration>PT5M17S</meta:editing-duration>
    <meta:editing-cycles>3</meta:editing-cycles>
    <meta:generator>OpenOffice/4.1.0$Win32 OpenOffice.org_project/410m18$Build-9764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74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80" chart:maximum="24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29cm" svg:height="9cm" xlink:href="." xlink:type="simple" chart:class="chart:scatter" chart:style-name="ch1">
        <chart:plot-area chart:style-name="ch2" chart:data-source-has-labels="both" svg:x="1.013cm" svg:y="0.199cm" svg:width="23.949cm" svg:height="8.121cm">
          <chartooo:coordinate-region svg:x="1.82cm" svg:y="0.411cm" svg:width="23.142cm" svg:height="7.236cm"/>
          <chart:axis chart:dimension="x" chart:name="primary-x" chart:style-name="ch3" chartooo:axis-type="auto">
            <chart:title svg:x="10.753cm" svg:y="8.415cm" chart:style-name="ch4">
              <text:p>15 minutes slots</text:p>
            </chart:title>
            <chart:categories table:cell-range-address="local-table.$A$2:.$A$185"/>
          </chart:axis>
          <chart:axis chart:dimension="y" chart:name="primary-y" chart:style-name="ch5">
            <chart:title svg:x="0.281cm" svg:y="4.615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185" chart:label-cell-address="local-table.$C$1" chart:class="chart:scatter">
            <chart:domain table:cell-range-address="local-table.$B$2:.$B$185"/>
            <chart:data-point chart:repeated="1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">
                <text:p>16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">
                <text:p>27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">
                <text:p>28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">
                <text:p>31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0">
                <text:p>3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5">
                <text:p>34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">
                <text:p>36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5">
                <text:p>37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0">
                <text:p>3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5">
                <text:p>4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0">
                <text:p>4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5">
                <text:p>4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0">
                <text:p>4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5">
                <text:p>46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0">
                <text:p>4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5">
                <text:p>49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0">
                <text:p>5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5">
                <text:p>52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0">
                <text:p>5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5">
                <text:p>5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5">
                <text:p>58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">
                <text:p>6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5">
                <text:p>61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0">
                <text:p>63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5">
                <text:p>64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0">
                <text:p>6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5">
                <text:p>67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0">
                <text:p>6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5">
                <text:p>70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0">
                <text:p>7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5">
                <text:p>7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">
                <text:p>75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5">
                <text:p>7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0">
                <text:p>7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5">
                <text:p>79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0">
                <text:p>8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5">
                <text:p>82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0">
                <text:p>84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5">
                <text:p>85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0">
                <text:p>8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5">
                <text:p>88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">
                <text:p>9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5">
                <text:p>91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0">
                <text:p>9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5">
                <text:p>94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0">
                <text:p>9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5">
                <text:p>97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0">
                <text:p>9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5">
                <text:p>10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0">
                <text:p>10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35">
                <text:p>103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0">
                <text:p>10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5">
                <text:p>106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80">
                <text:p>108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95">
                <text:p>109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0">
                <text:p>11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5">
                <text:p>112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40">
                <text:p>11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55">
                <text:p>115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70">
                <text:p>11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5">
                <text:p>118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0">
                <text:p>12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15">
                <text:p>121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0">
                <text:p>12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45">
                <text:p>124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60">
                <text:p>12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5">
                <text:p>127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90">
                <text:p>12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05">
                <text:p>130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20">
                <text:p>13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35">
                <text:p>13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50">
                <text:p>13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65">
                <text:p>136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80">
                <text:p>13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95">
                <text:p>139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10">
                <text:p>141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25">
                <text:p>142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40">
                <text:p>14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55">
                <text:p>145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0">
                <text:p>147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85">
                <text:p>148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0">
                <text:p>15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15">
                <text:p>151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30">
                <text:p>15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45">
                <text:p>154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60">
                <text:p>15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75">
                <text:p>157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90">
                <text:p>15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05">
                <text:p>160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20">
                <text:p>16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35">
                <text:p>163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50">
                <text:p>16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65">
                <text:p>166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80">
                <text:p>168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95">
                <text:p>16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10">
                <text:p>17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25">
                <text:p>172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40">
                <text:p>17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55">
                <text:p>17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70">
                <text:p>177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85">
                <text:p>178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00">
                <text:p>180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15">
                <text:p>181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30">
                <text:p>18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45">
                <text:p>184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60">
                <text:p>186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75">
                <text:p>18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90">
                <text:p>18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05">
                <text:p>190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20">
                <text:p>19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35">
                <text:p>193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50">
                <text:p>195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65">
                <text:p>19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80">
                <text:p>19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5">
                <text:p>199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10">
                <text:p>20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25">
                <text:p>202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40">
                <text:p>20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55">
                <text:p>205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70">
                <text:p>207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85">
                <text:p>208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00">
                <text:p>21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15">
                <text:p>211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30">
                <text:p>213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45">
                <text:p>214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60">
                <text:p>21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75">
                <text:p>217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90">
                <text:p>21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05">
                <text:p>220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20">
                <text:p>22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35">
                <text:p>223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50">
                <text:p>225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65">
                <text:p>226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80">
                <text:p>22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95">
                <text:p>229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10">
                <text:p>23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25">
                <text:p>232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40">
                <text:p>23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55">
                <text:p>235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70">
                <text:p>237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85">
                <text:p>238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00">
                <text:p>240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15">
                <text:p>241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30">
                <text:p>243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45">
                <text:p>244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60">
                <text:p>24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75">
                <text:p>247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90">
                <text:p>24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05">
                <text:p>250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20">
                <text:p>25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35">
                <text:p>253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50">
                <text:p>255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65">
                <text:p>256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80">
                <text:p>25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95">
                <text:p>259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10">
                <text:p>26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25">
                <text:p>262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40">
                <text:p>26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55">
                <text:p>265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70">
                <text:p>267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85">
                <text:p>268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00">
                <text:p>27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15">
                <text:p>271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30">
                <text:p>27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45">
                <text:p>2745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